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b35" officeooo:paragraph-rsid="0018a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xon :</text:p>
      <text:p text:style-name="P1"/>
      <text:p text:style-name="P1">It helps us implement CQRS and Event Sourcing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7:30:11.565312172</meta:creation-date>
    <dc:date>2024-10-16T17:34:27.092218224</dc:date>
    <meta:editing-duration>PT4M20S</meta:editing-duration>
    <meta:editing-cycles>1</meta:editing-cycles>
    <meta:document-statistic meta:table-count="0" meta:image-count="0" meta:object-count="0" meta:page-count="1" meta:paragraph-count="2" meta:word-count="10" meta:character-count="52" meta:non-whitespace-character-count="44"/>
    <meta:generator>LibreOffice/7.3.7.2$Linux_X86_64 LibreOffice_project/30$Build-2</meta:generator>
  </office:meta>
</office:document-meta>
</file>